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list-style-name="L1">
      <style:text-properties officeooo:paragraph-rsid="000090c4"/>
    </style:style>
    <style:style style:name="P4" style:family="paragraph" style:parent-style-name="Standard">
      <style:text-properties officeooo:paragraph-rsid="000090c4"/>
    </style:style>
    <style:style style:name="T1" style:family="text">
      <style:text-properties officeooo:rsid="000090c4"/>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Все дебаггеры делают это»</text:p>
      <text:p text:style-name="Standard"/>
      <text:p text:style-name="Title">Заметки по поводу чтения памяти процесса из пространства пользователя.</text:p>
      <text:p text:style-name="Standard"/>
      <text:p text:style-name="Standard">Да, читать память других процессов из пространства пользователя возможно, так делает GDB, например. Вот, что про это известно. С английского не перевожу полностью, но пояснения будут.</text:p>
      <text:p text:style-name="Standard"/>
      <text:p text:style-name="P2">/proc/$pid/mem</text:p>
      <text:p text:style-name="Standard"/>
      <text:p text:style-name="Standard">If you try to read from the mem pseudo-file of another process, it doesn't work: you get an ESRCH (No such process) error.</text:p>
      <text:p text:style-name="Standard"/>
      <text:p text:style-name="Standard">The permissions on /proc/$pid/mem (r--------) are more liberal than what should be the case. For example, you shouldn't be able to read a setuid process's memory. Furthermore, trying to read a process's memory while the process is modifying it could give the reader an inconsistent view of the memory, and worse, there were race conditions that could trace older versions of the Linux kernel (according to this lkml thread, though I don't know the details). So additional checks are neede<text:span text:style-name="T1">d</text:span>:</text:p>
      <text:p text:style-name="Standard"/>
      <text:list xml:id="list801779615" text:style-name="L1">
        <text:list-item>
          <text:p text:style-name="P3">The process that wants to read from /proc/$pid/mem must attach to the process using ptrace with the PTRACE_ATTACH flag. This is what debuggers do when they start debugging a process; it's also what strace does to a process's system calls. Once the reader has finished reading from /proc/$pid/mem, it should detach by calling ptrace with the PTRACE_DETACH flag.</text:p>
        </text:list-item>
        <text:list-item>
          <text:p text:style-name="P3">The observed process must not be running. Normally calling ptrace(PTRACE_ATTACH,…) will stop the target process (it sends a STOP signal), but there is a race condition (signal delivery is asynchronous), so the tracer should call wait (as documented in ptrace(2)).</text:p>
        </text:list-item>
      </text:list>
      <text:p text:style-name="Standard"/>
      <text:p text:style-name="Standard">A process running as root can read any process's memory, without needing to call ptrace, but the observed process must be stopped, or the read will still return ESRCH.</text:p>
      <text:p text:style-name="Standard"/>
      <text:p text:style-name="P2">Собственно, что здесь написано:</text:p>
      <text:p text:style-name="Standard"/>
      <text:p text:style-name="P4">В procfs достаточно информации про распределение памяти процессов, но надо иметь ввиду, что читать память придется все равно через ядро.</text:p>
      <text:p text:style-name="P4"/>
      <text:p text:style-name="P4">Главное: процесс должен быть остановлен, то есть маппинг его страниц должен быть зафиксирован. В любом случае, <text:span text:style-name="T1">чтение</text:span> происходит через procfs, то есть "из ядра". А ядро использует те же механизмы чтения памяти процесса, что описаны в моем основном документе. Даже root не всегда может прочесть содержимое памяти процесса в общем случае в любое время.</text:p>
      <text:p text:style-name="P4"/>
      <text:p text:style-name="Standard">Способ работы через procfs не очень эффективен, потому как содержимое памяти сначала копируется (или отображается (mmap)) в ядро, а потом копируется назад в пространство <text:soft-page-break/>пользователя, но уже другому процессу. Для отладчика такой режим допустим, но нам же работать на живой системе.</text:p>
      <text:p text:style-name="Standard"/>
      <text:p text:style-name="Standard">И еще одно замечание. Вся работа с памятью и информация, относящаяся к памяти всегда будет в procfs. Перенос этой информации в sysfs не планируется. Sysfs от procfs мало чем отличаются с точки зрения "изнутри". Procfs является более ранним компонентом ядра, и sysfs задумывалась не как замена profs, а как нечто более <text:span text:style-name="T1">структурированное.</text:span></text:p>
      <text:p text:style-name="Standard"/>
      <text:p text:style-name="Standard">В sysfs хранится информация об устройствах, шинах передачи данных, загруженных модулях и всем том, что относится к <text:span text:style-name="T1">системе</text:span> и ядру, а не к процессам.</text:p>
      <text:p text:style-name="Standard"/>
      <text:p text:style-name="Standard"><text:span text:style-name="T2">Вывод</text:span>: утилиту для проверки целостности процессов в пространстве пользователя написать можно, но работать она будет как GDB-lite: остановил процесс системным вызовом ptrace и прочитал память. Эффективность такой утилиты сомнительна, а КПД всей ОС будет стремиться к паровозном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5T09:05:20.684102048</meta:creation-date>
    <dc:date>2020-01-15T09:12:03.583149443</dc:date>
    <meta:editing-duration>PT6M44S</meta:editing-duration>
    <meta:editing-cycles>1</meta:editing-cycles>
    <meta:document-statistic meta:table-count="0" meta:image-count="0" meta:object-count="0" meta:page-count="2" meta:paragraph-count="16" meta:word-count="505" meta:character-count="3257" meta:non-whitespace-character-count="2771"/>
    <meta:generator>LibreOffice/6.0.7.3$Linux_X86_64 LibreOffice_project/00m0$Build-3</meta:generator>
  </office:meta>
</office:document-meta>
</file>